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76"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799in" fo:break-before="auto" style:use-optimal-row-height="true"/>
    </style:style>
    <style:style style:name="ro18" style:family="table-row">
      <style:table-row-properties style:row-height="0.7665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0055in" fo:break-before="auto" style:use-optimal-row-height="true"/>
    </style:style>
    <style:style style:name="ro68" style:family="table-row">
      <style:table-row-properties style:row-height="2.5909in" fo:break-before="auto" style:use-optimal-row-height="false"/>
    </style:style>
    <style:style style:name="ro69" style:family="table-row">
      <style:table-row-properties style:row-height="3.1925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87" style:family="table-row">
      <style:table-row-properties style:row-height="1.8854in" fo:break-before="auto" style:use-optimal-row-height="false"/>
    </style:style>
    <style:style style:name="ro88" style:family="table-row">
      <style:table-row-properties style:row-height="2.0228in" fo:break-before="auto" style:use-optimal-row-height="false"/>
    </style:style>
    <style:style style:name="ro89" style:family="table-row">
      <style:table-row-properties style:row-height="1.6689in" fo:break-before="auto" style:use-optimal-row-height="false"/>
    </style:style>
    <style:style style:name="ro90" style:family="table-row">
      <style:table-row-properties style:row-height="2.2591in" fo:break-before="auto" style:use-optimal-row-height="true"/>
    </style:style>
    <style:style style:name="ro91" style:family="table-row">
      <style:table-row-properties style:row-height="2.4457in" fo:break-before="auto" style:use-optimal-row-height="true"/>
    </style:style>
    <style:style style:name="ro92" style:family="table-row">
      <style:table-row-properties style:row-height="1.4209in" fo:break-before="auto" style:use-optimal-row-height="false"/>
    </style:style>
    <style:style style:name="ro93" style:family="table-row">
      <style:table-row-properties style:row-height="1.0791in" fo:break-before="auto" style:use-optimal-row-height="false"/>
    </style:style>
    <style:style style:name="ro94" style:family="table-row">
      <style:table-row-properties style:row-height="0.3937in" fo:break-before="auto" style:use-optimal-row-height="true"/>
    </style:style>
    <style:style style:name="ro95" style:family="table-row">
      <style:table-row-properties style:row-height="2.1346in" fo:break-before="auto" style:use-optimal-row-height="true"/>
    </style:style>
    <style:style style:name="ro96" style:family="table-row">
      <style:table-row-properties style:row-height="2.311in" fo:break-before="auto" style:use-optimal-row-height="true"/>
    </style:style>
    <style:style style:name="ro97" style:family="table-row">
      <style:table-row-properties style:row-height="1.0917in" fo:break-before="auto" style:use-optimal-row-height="false"/>
    </style:style>
    <style:style style:name="ro98" style:family="table-row">
      <style:table-row-properties style:row-height="2.0311in" fo:break-before="auto" style:use-optimal-row-height="false"/>
    </style:style>
    <style:style style:name="ro99" style:family="table-row">
      <style:table-row-properties style:row-height="1.8957in" fo:break-before="auto" style:use-optimal-row-height="false"/>
    </style:style>
    <style:style style:name="ro100" style:family="table-row">
      <style:table-row-properties style:row-height="0.1957in" fo:break-before="auto" style:use-optimal-row-height="false"/>
    </style:style>
    <style:style style:name="ro101" style:family="table-row">
      <style:table-row-properties style:row-height="0.3626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4" table:default-cell-style-name="ce1"/>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7"/>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20">
            <text:p>20</text:p>
          </table:table-cell>
          <table:table-cell table:formula="of:=COUNTIF([Plan_and_Segment_Bar.T2:.T201];&quot;NO&quot;)" office:value-type="float" office:value="9">
            <text:p>9</text:p>
          </table:table-cell>
          <table:table-cell table:number-columns-repeated="997"/>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71">
            <text:p>71</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87">
            <text:p>87</text:p>
          </table:table-cell>
          <table:table-cell table:formula="of:=COUNTIF([Task_and_Flow_Panel.S2:.S201];&quot;NO&quot;)" office:value-type="float" office:value="4">
            <text:p>4</text:p>
          </table:table-cell>
          <table:table-cell table:formula="of:=COUNTIF([Task_and_Flow_Panel.T2:.T201];&quot;YES&quot;)" office:value-type="float" office:value="87">
            <text:p>87</text:p>
          </table:table-cell>
          <table:table-cell table:formula="of:=COUNTIF([Task_and_Flow_Panel.T2:.T201];&quot;NO&quot;)" office:value-type="float" office:value="4">
            <text:p>4</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153">
            <text:p>153</text:p>
          </table:table-cell>
          <table:table-cell table:formula="of:=COUNTIF([Entities.R2:.R201];&quot;NO&quot;)" office:value-type="float" office:value="34">
            <text:p>34</text:p>
          </table:table-cell>
          <table:table-cell table:formula="of:=COUNTIF([Entities.S2:.S201];&quot;YES&quot;)" office:value-type="float" office:value="153">
            <text:p>153</text:p>
          </table:table-cell>
          <table:table-cell table:formula="of:=COUNTIF([Entities.S2:.S201];&quot;NO&quot;)" office:value-type="float" office:value="34">
            <text:p>34</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2">
            <text:p>2</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9">
            <text:p>9</text:p>
          </table:table-cell>
          <table:table-cell table:formula="of:=COUNTIF([Information_Flow_map.T2:.T201];&quot;NO&quot;)" office:value-type="float" office:value="2">
            <text:p>2</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3">
            <text:p>3</text:p>
          </table:table-cell>
          <table:table-cell table:formula="of:=COUNTIF([My_Information_Sharing_Guidelines.S2:.S201];&quot;NO&quot;)" office:value-type="float" office:value="1">
            <text:p>1</text:p>
          </table:table-cell>
          <table:table-cell table:formula="of:=COUNTIF([My_Information_Sharing_Guidelines.T2:.T201];&quot;YES&quot;)" office:value-type="float" office:value="3">
            <text:p>3</text:p>
          </table:table-cell>
          <table:table-cell table:formula="of:=COUNTIF([My_Information_Sharing_Guidelines.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28">
            <text:p>328</text:p>
          </table:table-cell>
          <table:table-cell table:formula="of:=SUM([.U16:.U30])" office:value-type="float" office:value="275">
            <text:p>275</text:p>
          </table:table-cell>
          <table:table-cell table:formula="of:=SUM([.V16:.V30])" office:value-type="float" office:value="448">
            <text:p>448</text:p>
          </table:table-cell>
          <table:table-cell table:formula="of:=SUM([.W16:.W30])" office:value-type="float" office:value="88">
            <text:p>88</text:p>
          </table:table-cell>
          <table:table-cell table:formula="of:=SUM([.X16:.X30])" office:value-type="float" office:value="448">
            <text:p>448</text:p>
          </table:table-cell>
          <table:table-cell table:formula="of:=SUM([.Y16:.Y30])" office:value-type="float" office:value="88">
            <text:p>88</text:p>
          </table:table-cell>
          <table:table-cell table:formula="of:=SUM([.Z16:.Z30])" office:value-type="float" office:value="448">
            <text:p>448</text:p>
          </table:table-cell>
          <table:table-cell table:formula="of:=SUM([.AA16:.AA30])" office:value-type="float" office:value="88">
            <text:p>88</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5">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9">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0">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0">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0">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4" table:number-columns-repeated="2"/>
        </table:table-row>
        <table:table-row table:style-name="ro12">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2">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2">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2">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3">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3">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40"/>
          <table:table-cell table:style-name="ce39" office:value-type="string">
            <text:p>1. Verify that new password is emailed to the user <text:s text:c="40"/><text:s text:c="29"/>2. Verify that user is able to log in to the system with the new password <text:s text:c="22"/><text:s text:c="49"/><text:s text:c="17"/>3. Verify that a message is displayed to the user as 'A new password was emailed to you' <text:s text:c="40"/><text:s text:c="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6">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2">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5">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0">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1">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1">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6">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4">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8">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1">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3">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0">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5">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2">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4">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4">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4">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55">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2">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2">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7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3">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2">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2">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9">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55">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4">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5">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0">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72">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7">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7">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55">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6">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5">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1">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55">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0">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4">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5">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0">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7">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7">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7">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7">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7">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7">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0">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8">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7">
          <table:table-cell table:number-columns-repeated="18"/>
          <table:table-cell table:style-name="Excel_20_Built-in_20_Normal" table:number-columns-repeated="2"/>
          <table:table-cell table:number-columns-repeated="1004"/>
        </table:table-row>
        <table:table-row table:style-name="ro2" table:number-rows-repeated="65496">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10">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17">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2">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4">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64">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4">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6">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0">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0">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8">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83">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12">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style-name="ce112"/>
        </table:table-row>
        <table:table-row table:style-name="ro18">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8">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4">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office:value-type="string">
            <text:p>Absolute</text:p>
          </table:table-cell>
          <table:table-cell table:style-name="ce51" office:value-type="string">
            <text:p>Absolute</text:p>
          </table:table-cell>
          <table:table-cell table:style-name="ce107" table:number-columns-repeated="1002"/>
          <table:table-cell table:style-name="ce53" table:number-columns-repeated="2"/>
        </table:table-row>
        <table:table-row table:style-name="ro66">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8">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0">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55">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4">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4">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5">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4">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0">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6">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54" table:number-columns-repeated="2"/>
        </table:table-row>
        <table:table-row table:style-name="ro4">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5">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5">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5">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5">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0">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0">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0">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3"/>
          <table:table-cell table:number-columns-repeated="1004"/>
        </table:table-row>
        <table:table-row table:style-name="ro4">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3"/>
          <table:table-cell table:number-columns-repeated="1004"/>
        </table:table-row>
        <table:table-row table:style-name="ro18">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8">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4">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2" table:number-rows-repeated="65435">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7">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7">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8">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9">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4">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8">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0">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2">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0">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0">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6">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4">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4">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2">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6">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6">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0">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8">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7">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8">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8">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0">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0">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4">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2">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4">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6">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2">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6">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2">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2">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2">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90">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1">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0">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55">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4">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4">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6">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72">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6">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5">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2">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6">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6">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6">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7">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2">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2">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2">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3">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9">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8">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8">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18">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5">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9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6">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8">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7">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08">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09">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72">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2">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7">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8">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8">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29">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0">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0">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1">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8">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2">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3">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4">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6">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7">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8">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4">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1">09/21/2011</text:date>, <text:time>11:22: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1T11:22:15.08</dc:date>
    <meta:editing-cycles>2537</meta:editing-cycles>
    <meta:editing-duration>PT168H16M54S</meta:editing-duration>
    <meta:document-statistic meta:table-count="18" meta:cell-count="8531" meta:object-count="0"/>
  </office:meta>
</office:document-meta>
</file>